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ubtitle">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fo:color="#252525" fo:background-color="#ffffff"/>
    </style:style>
    <style:style style:name="P4" style:family="paragraph" style:parent-style-name="Heading_20_1">
      <style:paragraph-properties fo:line-height="115%" fo:break-before="auto" fo:break-after="auto" style:writing-mode="lr-tb"/>
    </style:style>
    <style:style style:name="P5" style:family="paragraph" style:parent-style-name="Title" style:master-page-name="Standard">
      <style:paragraph-properties fo:line-height="115%" style:page-number="auto" fo:break-before="auto" fo:break-after="auto" style:writing-mode="lr-tb"/>
    </style:style>
    <style:style style:name="T1" style:family="text">
      <style:text-properties fo:color="#252525" fo:background-color="#ffffff" loext:char-shading-value="0"/>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wmz452pci33s"/>Cahan Uczy i Bawi</text:p>
      <text:p text:style-name="P1"><text:bookmark text:name="h.vzvc628eptyg"/>Cześć 7: O kreacji postaci, czyli jak nie stworzyć Mary Sue</text:p>
      <text:p text:style-name="P2"/>
      <text:p text:style-name="P2">Witajcie, kochani! W dzisiejszym odcinku zajmiemy się tworzeniem bohaterów, a więc czymś niezwykle istotnym dla większości tworów literackich. Omówię zarówno postacie główne, drugoplanowe, tła, a nawet IMBA alikorny. Jak sprawić, by Celestia była władcza, a Luna nie zachowywała się jak najgorsza gimbusiara z okresem? O tym za chwilę…</text:p>
      <text:p text:style-name="P2"/>
      <text:h text:style-name="P4" text:outline-level="10"><text:bookmark text:name="h.mzoaoq1k9nkd"/>Jakie są cechy dobrze wykreowanej postaci?</text:h>
      <text:p text:style-name="P2"/>
      <text:p text:style-name="P2">Przede wszystkim jest realna. Ma wady i zalety. Nie jest czarna jak węgiel ani kryształowa jak pewna noc. Potrafi marzyć i ma jakieś cele (i to nie takie w miejskich lochach). Wykształcenie i zachowanie ma adekwatne do statusu społecznego oraz swojej historii. Jeśli na pytanie „<text:span text:style-name="T1">Czy taka postać mogłaby naprawdę żyć?” szczera odpowiedź brzmi „Nie”, to znaczy, że coś jest mocno nie tak. Niestety, bycie szczerym z samym sobą jest rzeczą dość trudną, ale to jedna z podstawowych cech dobrego pisarza.</text:span></text:p>
      <text:p text:style-name="P3"/>
      <text:p text:style-name="P2"><text:span text:style-name="T1">Pewnie dziwicie się, że nie piszę nic o wyglądzie ani o rasie. Cóż… Ludzie są i piękni, i szkaradni, więc dlaczego nasze małe kucyki miałyby być od tego wolne? A rasa? Nawet czarny alikorn może być porządnie wykreowaną postacią i to nie tylko w parodiach. Pod tym względem nie ma żadnych ograniczeń, poza jednym – wszystko musi być uzasadnione. I dlatego smokopodmieńce spłodzone przez pijaną Molestię i oddane pod opiekę sadownikom z Kucowsistanu to jest zły pomysł.</text:span></text:p>
      <text:p text:style-name="P3"/>
      <text:p text:style-name="P2"><text:span text:style-name="T1">A co spotyka bohater na swojej drodze? Konsekwencje swoich czynów, czyli nie bójmy się dać mu po zadzie, jeśli swoją głupotą i naiwnością na to zasłużył. Oczywiście, nie wszyscy są źli i czasem może mu się upiec, ale bez przesady. Nie można przez całe życie polegać na szczęściu, a wyjątki takie jak autorka tego tekstu tylko potwierdzają regułę.</text:span></text:p>
      <text:p text:style-name="P3"/>
      <text:p text:style-name="P2"><text:span text:style-name="T1">Ostatnią i najważniejszą kwestią jest zgodność opisu z tym, jak naszego superherosa postrzegają inne postacie, oraz z jego zachowaniem. Jeśli opisujemy, że Maria Zuzanna to szara myszka i nie grzeszy urodą, ale i tak leci na nią pół osiedla, to coś jest mocno nie tak. Kiedy nasz genialny młody Ponragon zachowuje się jak debil w co drugiej sytuacji, to coś tu zgrzyta. A jeśli otoczenie mu wówczas mówi, że jest genialny, to wtedy jest już bardzo źle i należy zabrać się za porządne przeróbki.</text:span></text:p>
      <text:p text:style-name="P3"/>
      <text:h text:style-name="P4" text:outline-level="10"><text:bookmark text:name="h.q650594plzes"/>Bilans wad i zalet</text:h>
      <text:p text:style-name="P2"/>
      <text:p text:style-name="P2">Niektórzy myślą, że jeśli stworzą super OP herosa i napiszą o jego lenistwie oraz niechęci do porannego wstawania, to wtedy jest to dobra, zbilansowana postać. Niestety nie jest. A bohater <text:soft-page-break/>jest dużo ciekawszy, jeśli ma nieco bardziej złożony charakter niż bycie chodzącym ideałem czy niszczycielem światów, choć proste kuce też nie są złe.</text:p>
      <text:p text:style-name="P2"/>
      <text:p text:style-name="P2">Jeszcze raz zerknijmy na siebie i na naszych kolegów, a szczególnie na nich. Odrzućmy przy tym wizję wrednej małpy z pracy (bo w miarę obiektywna ocena jej charakteru i zachowania będzie rzeczą dość ciężką).</text:p>
      <text:p text:style-name="P2"/>
      <text:p text:style-name="P2">Każdy ma wady i zalety. Ale odcienie szarości są jaśniejsze, i ciemniejsze (z czego 50 najciemniejszych nigdy nie powinno znaleźć się w fanfikach). Osobiście lubię tworzyć niemal pozbawionych zalet protagonistów i antagonistów, którzy budzą sympatię czytelnika. W efekcie zamiast klasycznej walki dobra ze złem, gdzie dobro zawsze zwycięża, osiąga się coś o wiele mniej przewidywalnego.</text:p>
      <text:p text:style-name="P2"/>
      <text:h text:style-name="P4" text:outline-level="10"><text:bookmark text:name="h.ydxidmdtpyxc"/>Główny bohater</text:h>
      <text:p text:style-name="P2"/>
      <text:p text:style-name="P2">Albo bohaterowie. W każdym razie to jemu/jej/im poświęcamy najwięcej czasu antenowego. Najczęściej jest postacią pozytywną, choć może być tym złym, przy czym wymaga to już nieco więcej wyczucia i umiejętności. Jaki być powinien? Przede wszystkim taki, by czytelnik nie uciekł z krzykiem ani nie zasnął.</text:p>
      <text:p text:style-name="P2"/>
      <text:p text:style-name="P2">Bez wątpienia odradzam robienie postaci przepakowanych pseudofilozoficznym bełkotem, które mają tysiąc myśli o metafizyce na sekundę. Tworzenie wiecznie nieszczęśliwch emo bohaterów, którzy użalają się na wszystko częściej niż przeciętna uczennica gimnazjum też nie jest najlepszym pomysłem. Szczególnie takich, którzy pomimo bycia kompletnym dnem sieczą wrogów swym mieczem światłości. Dlaczego? Bo są przerysowane do bólu i widać, że autor ma zakrzywioną wizję rzeczywistości i problemy ze sobą. Przykro mi, ale taka jest prawda.</text:p>
      <text:p text:style-name="P2"/>
      <text:p text:style-name="P2">Alter ego? Proszę bardzo, ale pod jednym warunkiem. Nie idealizować. Podchodzić do siebie krytycznie i z dużym dystansem. I z tym nieidealizowaniem to było na serio. Żadnych mistrzów miecza w tydzień i zaginionych synów Celestii. Wybrańców też radzę sobie darować. To jest po postu tak nierealne i cuchnące kompleksami, że lepiej nie wyjmować tego z szuflady.</text:p>
      <text:p text:style-name="P2"/>
      <text:p text:style-name="P2">Kolejną rzeczą, którą należy spalić przed rozpoczęciem pisania, są bohaterowie OP. Owszem, w takim „CRISIS: Equestria” wyszło to miodnie, ale cóż… To wyjątek i wyjątkowa sytuacja. OP herosi biją się z OP antagonistami. Ale uzasadnienie musi być mocne. A w większości przypadków IMBA postacie są zwyczajnie nudne. W końcu nic im nie grozi, a nawet jeśli, to i tak autor poratuje. Prawda?</text:p>
      <text:p text:style-name="P2"/>
      <text:p text:style-name="P2">To jaki ten główny bohater być powinien? Na to nie ma recepty. Niech ma swoje wady i zalety ani nie będzie OP. Jeśli miałabym coś zasugerować... Kalecy, którym kalectwo przeszkadza, brzydkie postacie są często niedoceniane przez pisarzy. Może warto zerknąć przychylniejszym okiem w tym kierunku?</text:p>
      <text:p text:style-name="P2"/>
      <text:p text:style-name="P2"><text:soft-page-break/>O czym jeszcze warto pamiętać? Emocje i uczucia. Niech przekładają się na życie bohatera, a czytelnik niech wie, dlaczego X postępuje tak, a nie inaczej. Najgorsze, co się może wydarzyć, to postać, która postępuje w dany sposób tylko dlatego, że fabuła tego wymaga, zaś nie ma to tak naprawdę żadnego uzasadnienia.</text:p>
      <text:p text:style-name="P2"/>
      <text:p text:style-name="P2">Zmaganie się z przeciwnościami losu? Oczywiście! Opowiadania byłyby nudne, gdybyśmy od czasu do czasu nie rzucali niektórym postaciom kłód pod nogi. Wiele osób zapomina jednak o drobnych niedogodnościach, które naprawdę potrafią uprzykrzyć życie, bo czym one są wobec polującego na naszego Ponragona złego demona z wychodka Sombry? Błąd!</text:p>
      <text:p text:style-name="P2"/>
      <text:h text:style-name="P4" text:outline-level="10"><text:bookmark text:name="h.k9f2avilv2r1"/>Postacie drugoplanowe</text:h>
      <text:p text:style-name="P2"/>
      <text:p text:style-name="P2">Cóż, ich konstrukcja nie różni się za bardzo od tej, której używamy przy poprzednikach. Jest jedna zasadnicza różnica <text:span text:style-name="T1">– nie wczuwamy się w nich. Nie wiemy, co myślą i co czują, jeśli same tego nie pokażą albo nie powiedzą. Dlatego dobrze jest się skupić na ich mimice. Kolejną sprawą jest rola cech charakterystycznych – np. Toilet Paper ma tarantulę w żółte traktory. I już się o niej nie zapomni, będzie się czymś wyróżniać z morza postaci.</text:span></text:p>
      <text:h text:style-name="P4" text:outline-level="10"><text:bookmark text:name="h.iow2feghkuy7"/>Randomy z tła</text:h>
      <text:p text:style-name="P2"/>
      <text:p text:style-name="P2">Robią za tło powieści czy opowiadania, nadając mu klimat. Mają być, pojawić się na chwilę, powiedzieć parę zdań i zniknąć. Ale dobrze, jeśli czytelnik je jednak zapamięta. Nie muszą być dobrze zarysowane. Lepiej sprawdzi się jakiś krótki, charakterystyczny opis pokroju:</text:p>
      <text:p text:style-name="P2"/>
      <text:p text:style-name="P2">„Do namiotu wbiegł młody żołnierz. Ogier rozejrzał się nieprzytomnym wzrokiem i na drżących nogach skierował w stronę Greenaxe’a. Generał spojrzał na tego siusiumajtka i nawet zrobiłoby mu się go żal, gdyby ów nie zabłocił mu drogocennego maretońskiego dywanu.</text:p>
      <text:p text:style-name="P2"><text:span text:style-name="T1">– Panie generale! Idą od wschodu! Całą kupą!</text:span></text:p>
      <text:p text:style-name="P2"><text:span text:style-name="T1">– Co?! Kto idzie?! – warknął zielony ogier.</text:span></text:p>
      <text:p text:style-name="P2"><text:span text:style-name="T1">– Te… No… Parszywe nocne psy!</text:span></text:p>
      <text:p text:style-name="P2"><text:span text:style-name="T1">Greenaxe z zadowoleniem pokiwał łbem. Redwolf dobrze wyszkolił rekrutów.”</text:span></text:p>
      <text:p text:style-name="P3"/>
      <text:h text:style-name="P4" text:outline-level="10"><text:bookmark text:name="h.yi38edbllhrr"/>Bohaterowie kanoniczni</text:h>
      <text:p text:style-name="P3"/>
      <text:p text:style-name="P2"><text:span text:style-name="T1">Jak sama nazwa wskazuje, są kanoniczni albo chociaż byli, zanim coś się w ich życiu nie przydarzyło. Oznacza to, że powinni zachowywać się tak, jak kucyki z serialu. Tutaj nie należy przesadzać i kopiować co chwila zachowań typu „Yay”, „20% Cooler” oraz Shy, która jest sparaliżowana ze strachu na widok wszystkiego. To jest nie tylko nudne, ale wręcz żałosne. Więcej finezji.</text:span></text:p>
      <text:p text:style-name="P3"/>
      <text:p text:style-name="P2"><text:span text:style-name="T1">Co jest ważne? Wygląd, zachowanie, charakter, sposób mówienia, kondycja fizyczna, mimika… Te wszystkie elementy pozwolą nam na dokładne odwzorowanie serialowych salcesonów. </text:span><text:soft-page-break/><text:span text:style-name="T1">Radzę za to ograniczyć fandomowe naleciałości. Lyra jarająca się ludźmi jak Hus na stosie nie jest fajna. Wszystko należy stosować z umiarem.</text:span></text:p>
      <text:p text:style-name="P3"/>
      <text:h text:style-name="P4" text:outline-level="10"><text:bookmark text:name="h.ai96yxdcy0pb"/>Smaczki, smaczki, smaczki</text:h>
      <text:p text:style-name="P2"/>
      <text:p text:style-name="P2">Coś, co sprawi, że nasz kolorowy taboret nie będzie tylko jednym z wielu. Lubię tworzyć historię każdego kuca tylko po to, by się w niego wczuć i lepiej go opisać. No i diabeł tkwi w szczegółach. Choćby akcent i sposób mówienia <text:span text:style-name="T1">– mała rzecz, a dużo daje. Urwane ucho? A proszę bardzo! Mówienie szykiem przestawnym? Kwiecisty język? Często powtarzany zwrot? Tak! Lubi jeść marchewkę ze smalcem? Doskonale!</text:span></text:p>
      <text:p text:style-name="P3"/>
      <text:h text:style-name="P4" text:outline-level="10"><text:bookmark text:name="h.p6n8wf6n83b"/>Irracjonalnie Mroczne Boskie Alikorny</text:h>
      <text:p text:style-name="P2"/>
      <text:p text:style-name="P2">Są fajne. Poważnie. No co tak na mnie patrzycie? Tak, czarne alikorny z grzywami w żarówiastych kolorach mogą być całkiem spoko bohaterami i to nie tylko w komediach. Pewnie pytacie teraz „Jak?” albo „Co się stało z tą wredną tępicielką marysuizmu i Kim Dzong Unów fanfikcji?”. Otóż sprawa jest prosta, a konkluzja taka: nie liczy się wygląd, trzeba patrzeć na wnętrze.</text:p>
      <text:p text:style-name="P2"/>
      <text:p text:style-name="P2">Przede wszystkim nie można przesadzić z byciem OP przez taką postać. Nie każde zaklęcie musi jej wychodzić, nie musi być supermądra czy potężna. Nie jest psychopatą, który chce zniszczyć świat, „bo mama mnie nie kochała”. Zemsta na księżniczkach też jest nudna. Tak samo jak uwodzenie klaczy z Mane Six.</text:p>
      <text:p text:style-name="P2"/>
      <text:p text:style-name="P2">Po prostu potraktujmy alikorna tak, jakby był przedstawicielem innej rasy. Choć oczywiście powinien mieć odpowiedni status społeczny dla danego uniwersum. To cały sekret tworzenia takich postaci. </text:p>
      <text:p text:style-name="P2"/>
      <text:h text:style-name="P4" text:outline-level="10"><text:bookmark text:name="h.8v1n4ko45z9d"/>A na koniec</text:h>
      <text:p text:style-name="P2"/>
      <text:p text:style-name="P2">Pewnie zauważyliście, do czego się to wszystko sprowadza, prawda? Należy postawić na naturalność, a inspiracje są tuż pod naszym domem, w szkole, w pracy… W tym, czego nie macie, czyli w prawdziwym życiu. Ludzie są różni i niezwykle ciekawi. Wasze kucyki też mogą. Do zobaczenia w następnym odcinku.</text:p>
      <text:p text:style-name="P2"/>
      <text:p text:style-name="P2"><text:a xlink:type="simple" xlink:href="http://madhotaru.deviantart.com/art/Stay-classy-312778033" text:style-name="Internet_20_link" text:visited-style-name="Visited_20_Internet_20_Link">http</text:a><text:a xlink:type="simple" xlink:href="http://madhotaru.deviantart.com/art/Stay-classy-312778033" text:style-name="Internet_20_link" text:visited-style-name="Visited_20_Internet_20_Link">://</text:a><text:a xlink:type="simple" xlink:href="http://madhotaru.deviantart.com/art/Stay-classy-312778033" text:style-name="Internet_20_link" text:visited-style-name="Visited_20_Internet_20_Link">madhotaru</text:a><text:a xlink:type="simple" xlink:href="http://madhotaru.deviantart.com/art/Stay-classy-312778033" text:style-name="Internet_20_link" text:visited-style-name="Visited_20_Internet_20_Link">.</text:a><text:a xlink:type="simple" xlink:href="http://madhotaru.deviantart.com/art/Stay-classy-312778033" text:style-name="Internet_20_link" text:visited-style-name="Visited_20_Internet_20_Link">deviantart</text:a><text:a xlink:type="simple" xlink:href="http://madhotaru.deviantart.com/art/Stay-classy-312778033" text:style-name="Internet_20_link" text:visited-style-name="Visited_20_Internet_20_Link">.</text:a><text:a xlink:type="simple" xlink:href="http://madhotaru.deviantart.com/art/Stay-classy-312778033" text:style-name="Internet_20_link" text:visited-style-name="Visited_20_Internet_20_Link">com</text:a><text:a xlink:type="simple" xlink:href="http://madhotaru.deviantart.com/art/Stay-classy-312778033" text:style-name="Internet_20_link" text:visited-style-name="Visited_20_Internet_20_Link">/</text:a><text:a xlink:type="simple" xlink:href="http://madhotaru.deviantart.com/art/Stay-classy-312778033" text:style-name="Internet_20_link" text:visited-style-name="Visited_20_Internet_20_Link">art</text:a><text:a xlink:type="simple" xlink:href="http://madhotaru.deviantart.com/art/Stay-classy-312778033" text:style-name="Internet_20_link" text:visited-style-name="Visited_20_Internet_20_Link">/</text:a><text:a xlink:type="simple" xlink:href="http://madhotaru.deviantart.com/art/Stay-classy-312778033" text:style-name="Internet_20_link" text:visited-style-name="Visited_20_Internet_20_Link">Stay</text:a><text:a xlink:type="simple" xlink:href="http://madhotaru.deviantart.com/art/Stay-classy-312778033" text:style-name="Internet_20_link" text:visited-style-name="Visited_20_Internet_20_Link">-</text:a><text:a xlink:type="simple" xlink:href="http://madhotaru.deviantart.com/art/Stay-classy-312778033" text:style-name="Internet_20_link" text:visited-style-name="Visited_20_Internet_20_Link">classy</text:a><text:a xlink:type="simple" xlink:href="http://madhotaru.deviantart.com/art/Stay-classy-312778033" text:style-name="Internet_20_link" text:visited-style-name="Visited_20_Internet_20_Link">-312778033</text:a></text:p>
      <text:p text:style-name="P2"><text:a xlink:type="simple" xlink:href="http://yula568.deviantart.com/art/Coronation-of-Princess-Chrysalis-415909963?q=favby%3ACahandariella%2F61164104&amp;qo=35" text:style-name="Internet_20_link" text:visited-style-name="Visited_20_Internet_20_Link">http</text:a><text:a xlink:type="simple" xlink:href="http://yula568.deviantart.com/art/Coronation-of-Princess-Chrysalis-415909963?q=favby%3ACahandariella%2F61164104&amp;qo=35" text:style-name="Internet_20_link" text:visited-style-name="Visited_20_Internet_20_Link">://</text:a><text:a xlink:type="simple" xlink:href="http://yula568.deviantart.com/art/Coronation-of-Princess-Chrysalis-415909963?q=favby%3ACahandariella%2F61164104&amp;qo=35" text:style-name="Internet_20_link" text:visited-style-name="Visited_20_Internet_20_Link">yula</text:a><text:a xlink:type="simple" xlink:href="http://yula568.deviantart.com/art/Coronation-of-Princess-Chrysalis-415909963?q=favby%3ACahandariella%2F61164104&amp;qo=35" text:style-name="Internet_20_link" text:visited-style-name="Visited_20_Internet_20_Link">568.</text:a><text:a xlink:type="simple" xlink:href="http://yula568.deviantart.com/art/Coronation-of-Princess-Chrysalis-415909963?q=favby%3ACahandariella%2F61164104&amp;qo=35" text:style-name="Internet_20_link" text:visited-style-name="Visited_20_Internet_20_Link">deviantart</text:a><text:a xlink:type="simple" xlink:href="http://yula568.deviantart.com/art/Coronation-of-Princess-Chrysalis-415909963?q=favby%3ACahandariella%2F61164104&amp;qo=35" text:style-name="Internet_20_link" text:visited-style-name="Visited_20_Internet_20_Link">.</text:a><text:a xlink:type="simple" xlink:href="http://yula568.deviantart.com/art/Coronation-of-Princess-Chrysalis-415909963?q=favby%3ACahandariella%2F61164104&amp;qo=35" text:style-name="Internet_20_link" text:visited-style-name="Visited_20_Internet_20_Link">com</text:a><text:a xlink:type="simple" xlink:href="http://yula568.deviantart.com/art/Coronation-of-Princess-Chrysalis-415909963?q=favby%3ACahandariella%2F61164104&amp;qo=35" text:style-name="Internet_20_link" text:visited-style-name="Visited_20_Internet_20_Link">/</text:a><text:a xlink:type="simple" xlink:href="http://yula568.deviantart.com/art/Coronation-of-Princess-Chrysalis-415909963?q=favby%3ACahandariella%2F61164104&amp;qo=35" text:style-name="Internet_20_link" text:visited-style-name="Visited_20_Internet_20_Link">art</text:a><text:a xlink:type="simple" xlink:href="http://yula568.deviantart.com/art/Coronation-of-Princess-Chrysalis-415909963?q=favby%3ACahandariella%2F61164104&amp;qo=35" text:style-name="Internet_20_link" text:visited-style-name="Visited_20_Internet_20_Link">/</text:a><text:a xlink:type="simple" xlink:href="http://yula568.deviantart.com/art/Coronation-of-Princess-Chrysalis-415909963?q=favby%3ACahandariella%2F61164104&amp;qo=35" text:style-name="Internet_20_link" text:visited-style-name="Visited_20_Internet_20_Link">Coronation</text:a><text:a xlink:type="simple" xlink:href="http://yula568.deviantart.com/art/Coronation-of-Princess-Chrysalis-415909963?q=favby%3ACahandariella%2F61164104&amp;qo=35" text:style-name="Internet_20_link" text:visited-style-name="Visited_20_Internet_20_Link">-</text:a><text:a xlink:type="simple" xlink:href="http://yula568.deviantart.com/art/Coronation-of-Princess-Chrysalis-415909963?q=favby%3ACahandariella%2F61164104&amp;qo=35" text:style-name="Internet_20_link" text:visited-style-name="Visited_20_Internet_20_Link">of</text:a><text:a xlink:type="simple" xlink:href="http://yula568.deviantart.com/art/Coronation-of-Princess-Chrysalis-415909963?q=favby%3ACahandariella%2F61164104&amp;qo=35" text:style-name="Internet_20_link" text:visited-style-name="Visited_20_Internet_20_Link">-</text:a><text:a xlink:type="simple" xlink:href="http://yula568.deviantart.com/art/Coronation-of-Princess-Chrysalis-415909963?q=favby%3ACahandariella%2F61164104&amp;qo=35" text:style-name="Internet_20_link" text:visited-style-name="Visited_20_Internet_20_Link">Princess</text:a><text:a xlink:type="simple" xlink:href="http://yula568.deviantart.com/art/Coronation-of-Princess-Chrysalis-415909963?q=favby%3ACahandariella%2F61164104&amp;qo=35" text:style-name="Internet_20_link" text:visited-style-name="Visited_20_Internet_20_Link">-</text:a><text:a xlink:type="simple" xlink:href="http://yula568.deviantart.com/art/Coronation-of-Princess-Chrysalis-415909963?q=favby%3ACahandariella%2F61164104&amp;qo=35" text:style-name="Internet_20_link" text:visited-style-name="Visited_20_Internet_20_Link">Chrysalis</text:a><text:a xlink:type="simple" xlink:href="http://yula568.deviantart.com/art/Coronation-of-Princess-Chrysalis-415909963?q=favby%3ACahandariella%2F61164104&amp;qo=35" text:style-name="Internet_20_link" text:visited-style-name="Visited_20_Internet_20_Link">-415909963?</text:a><text:a xlink:type="simple" xlink:href="http://yula568.deviantart.com/art/Coronation-of-Princess-Chrysalis-415909963?q=favby%3ACahandariella%2F61164104&amp;qo=35" text:style-name="Internet_20_link" text:visited-style-name="Visited_20_Internet_20_Link">q</text:a><text:a xlink:type="simple" xlink:href="http://yula568.deviantart.com/art/Coronation-of-Princess-Chrysalis-415909963?q=favby%3ACahandariella%2F61164104&amp;qo=35" text:style-name="Internet_20_link" text:visited-style-name="Visited_20_Internet_20_Link">=</text:a><text:a xlink:type="simple" xlink:href="http://yula568.deviantart.com/art/Coronation-of-Princess-Chrysalis-415909963?q=favby%3ACahandariella%2F61164104&amp;qo=35" text:style-name="Internet_20_link" text:visited-style-name="Visited_20_Internet_20_Link">favby</text:a><text:a xlink:type="simple" xlink:href="http://yula568.deviantart.com/art/Coronation-of-Princess-Chrysalis-415909963?q=favby%3ACahandariella%2F61164104&amp;qo=35" text:style-name="Internet_20_link" text:visited-style-name="Visited_20_Internet_20_Link">%3</text:a><text:a xlink:type="simple" xlink:href="http://yula568.deviantart.com/art/Coronation-of-Princess-Chrysalis-415909963?q=favby%3ACahandariella%2F61164104&amp;qo=35" text:style-name="Internet_20_link" text:visited-style-name="Visited_20_Internet_20_Link">ACahandariella</text:a><text:a xlink:type="simple" xlink:href="http://yula568.deviantart.com/art/Coronation-of-Princess-Chrysalis-415909963?q=favby%3ACahandariella%2F61164104&amp;qo=35" text:style-name="Internet_20_link" text:visited-style-name="Visited_20_Internet_20_Link">%2</text:a><text:a xlink:type="simple" xlink:href="http://yula568.deviantart.com/art/Coronation-of-Princess-Chrysalis-415909963?q=favby%3ACahandariella%2F61164104&amp;qo=35" text:style-name="Internet_20_link" text:visited-style-name="Visited_20_Internet_20_Link">F</text:a><text:a xlink:type="simple" xlink:href="http://yula568.deviantart.com/art/Coronation-of-Princess-Chrysalis-415909963?q=favby%3ACahandariella%2F61164104&amp;qo=35" text:style-name="Internet_20_link" text:visited-style-name="Visited_20_Internet_20_Link">61164104&amp;</text:a><text:a xlink:type="simple" xlink:href="http://yula568.deviantart.com/art/Coronation-of-Princess-Chrysalis-415909963?q=favby%3ACahandariella%2F61164104&amp;qo=35" text:style-name="Internet_20_link" text:visited-style-name="Visited_20_Internet_20_Link">qo</text:a><text:a xlink:type="simple" xlink:href="http://yula568.deviantart.com/art/Coronation-of-Princess-Chrysalis-415909963?q=favby%3ACahandariella%2F61164104&amp;qo=35" text:style-name="Internet_20_link" text:visited-style-name="Visited_20_Internet_20_Link">=35</text:a></text:p>
      <text:p text:style-name="P2"><text:a xlink:type="simple" xlink:href="http://fantazyme.deviantart.com/art/Night-Dream-Princess-345287432?q=favby%3ACahandariella%2F61164104&amp;qo=51" text:style-name="Internet_20_link" text:visited-style-name="Visited_20_Internet_20_Link">http</text:a><text:a xlink:type="simple" xlink:href="http://fantazyme.deviantart.com/art/Night-Dream-Princess-345287432?q=favby%3ACahandariella%2F61164104&amp;qo=51" text:style-name="Internet_20_link" text:visited-style-name="Visited_20_Internet_20_Link">://</text:a><text:a xlink:type="simple" xlink:href="http://fantazyme.deviantart.com/art/Night-Dream-Princess-345287432?q=favby%3ACahandariella%2F61164104&amp;qo=51" text:style-name="Internet_20_link" text:visited-style-name="Visited_20_Internet_20_Link">fantazyme</text:a><text:a xlink:type="simple" xlink:href="http://fantazyme.deviantart.com/art/Night-Dream-Princess-345287432?q=favby%3ACahandariella%2F61164104&amp;qo=51" text:style-name="Internet_20_link" text:visited-style-name="Visited_20_Internet_20_Link">.</text:a><text:a xlink:type="simple" xlink:href="http://fantazyme.deviantart.com/art/Night-Dream-Princess-345287432?q=favby%3ACahandariella%2F61164104&amp;qo=51" text:style-name="Internet_20_link" text:visited-style-name="Visited_20_Internet_20_Link">deviantart</text:a><text:a xlink:type="simple" xlink:href="http://fantazyme.deviantart.com/art/Night-Dream-Princess-345287432?q=favby%3ACahandariella%2F61164104&amp;qo=51" text:style-name="Internet_20_link" text:visited-style-name="Visited_20_Internet_20_Link">.</text:a><text:a xlink:type="simple" xlink:href="http://fantazyme.deviantart.com/art/Night-Dream-Princess-345287432?q=favby%3ACahandariella%2F61164104&amp;qo=51" text:style-name="Internet_20_link" text:visited-style-name="Visited_20_Internet_20_Link">com</text:a><text:a xlink:type="simple" xlink:href="http://fantazyme.deviantart.com/art/Night-Dream-Princess-345287432?q=favby%3ACahandariella%2F61164104&amp;qo=51" text:style-name="Internet_20_link" text:visited-style-name="Visited_20_Internet_20_Link">/</text:a><text:a xlink:type="simple" xlink:href="http://fantazyme.deviantart.com/art/Night-Dream-Princess-345287432?q=favby%3ACahandariella%2F61164104&amp;qo=51" text:style-name="Internet_20_link" text:visited-style-name="Visited_20_Internet_20_Link">art</text:a><text:a xlink:type="simple" xlink:href="http://fantazyme.deviantart.com/art/Night-Dream-Princess-345287432?q=favby%3ACahandariella%2F61164104&amp;qo=51" text:style-name="Internet_20_link" text:visited-style-name="Visited_20_Internet_20_Link">/</text:a><text:a xlink:type="simple" xlink:href="http://fantazyme.deviantart.com/art/Night-Dream-Princess-345287432?q=favby%3ACahandariella%2F61164104&amp;qo=51" text:style-name="Internet_20_link" text:visited-style-name="Visited_20_Internet_20_Link">Night</text:a><text:a xlink:type="simple" xlink:href="http://fantazyme.deviantart.com/art/Night-Dream-Princess-345287432?q=favby%3ACahandariella%2F61164104&amp;qo=51" text:style-name="Internet_20_link" text:visited-style-name="Visited_20_Internet_20_Link">-</text:a><text:a xlink:type="simple" xlink:href="http://fantazyme.deviantart.com/art/Night-Dream-Princess-345287432?q=favby%3ACahandariella%2F61164104&amp;qo=51" text:style-name="Internet_20_link" text:visited-style-name="Visited_20_Internet_20_Link">Dream</text:a><text:a xlink:type="simple" xlink:href="http://fantazyme.deviantart.com/art/Night-Dream-Princess-345287432?q=favby%3ACahandariella%2F61164104&amp;qo=51" text:style-name="Internet_20_link" text:visited-style-name="Visited_20_Internet_20_Link">-</text:a><text:a xlink:type="simple" xlink:href="http://fantazyme.deviantart.com/art/Night-Dream-Princess-345287432?q=favby%3ACahandariella%2F61164104&amp;qo=51" text:style-name="Internet_20_link" text:visited-style-name="Visited_20_Internet_20_Link">Princess</text:a><text:a xlink:type="simple" xlink:href="http://fantazyme.deviantart.com/art/Night-Dream-Princess-345287432?q=favby%3ACahandariella%2F61164104&amp;qo=51" text:style-name="Internet_20_link" text:visited-style-name="Visited_20_Internet_20_Link">-345287432?</text:a><text:a xlink:type="simple" xlink:href="http://fantazyme.deviantart.com/art/Night-Dream-Princess-345287432?q=favby%3ACahandariella%2F61164104&amp;qo=51" text:style-name="Internet_20_link" text:visited-style-name="Visited_20_Internet_20_Link">q</text:a><text:a xlink:type="simple" xlink:href="http://fantazyme.deviantart.com/art/Night-Dream-Princess-345287432?q=favby%3ACahandariella%2F61164104&amp;qo=51" text:style-name="Internet_20_link" text:visited-style-name="Visited_20_Internet_20_Link">=</text:a><text:a xlink:type="simple" xlink:href="http://fantazyme.deviantart.com/art/Night-Dream-Princess-345287432?q=favby%3ACahandariella%2F61164104&amp;qo=51" text:style-name="Internet_20_link" text:visited-style-name="Visited_20_Internet_20_Link">favby</text:a><text:a xlink:type="simple" xlink:href="http://fantazyme.deviantart.com/art/Night-Dream-Princess-345287432?q=favby%3ACahandariella%2F61164104&amp;qo=51" text:style-name="Internet_20_link" text:visited-style-name="Visited_20_Internet_20_Link">%3</text:a><text:a xlink:type="simple" xlink:href="http://fantazyme.deviantart.com/art/Night-Dream-Princess-345287432?q=favby%3ACahandariella%2F61164104&amp;qo=51" text:style-name="Internet_20_link" text:visited-style-name="Visited_20_Internet_20_Link">ACahandariella</text:a><text:a xlink:type="simple" xlink:href="http://fantazyme.deviantart.com/art/Night-Dream-Princess-345287432?q=favby%3ACahandariella%2F61164104&amp;qo=51" text:style-name="Internet_20_link" text:visited-style-name="Visited_20_Internet_20_Link">%2</text:a><text:a xlink:type="simple" xlink:href="http://fantazyme.deviantart.com/art/Night-Dream-Princess-345287432?q=favby%3ACahandariella%2F61164104&amp;qo=51" text:style-name="Internet_20_link" text:visited-style-name="Visited_20_Internet_20_Link">F</text:a><text:a xlink:type="simple" xlink:href="http://fantazyme.deviantart.com/art/Night-Dream-Princess-345287432?q=favby%3ACahandariella%2F61164104&amp;qo=51" text:style-name="Internet_20_link" text:visited-style-name="Visited_20_Internet_20_Link">61164104&amp;</text:a><text:a xlink:type="simple" xlink:href="http://fantazyme.deviantart.com/art/Night-Dream-Princess-345287432?q=favby%3ACahandariella%2F61164104&amp;qo=51" text:style-name="Internet_20_link" text:visited-style-name="Visited_20_Internet_20_Link">qo</text:a><text:a xlink:type="simple" xlink:href="http://fantazyme.deviantart.com/art/Night-Dream-Princess-345287432?q=favby%3ACahandariella%2F61164104&amp;qo=51" text:style-name="Internet_20_link" text:visited-style-name="Visited_20_Internet_20_Link">=51</text:a></text:p>
      <text:p text:style-name="P2"><text:soft-page-break/><text:a xlink:type="simple" xlink:href="http://alice4444dm.deviantart.com/art/Ruler-of-Solar-Empire-481896261?q=favby%3ACahandariella%2F61164104&amp;qo=105" text:style-name="Internet_20_link" text:visited-style-name="Visited_20_Internet_20_Link">http</text:a><text:a xlink:type="simple" xlink:href="http://alice4444dm.deviantart.com/art/Ruler-of-Solar-Empire-481896261?q=favby%3ACahandariella%2F61164104&amp;qo=105" text:style-name="Internet_20_link" text:visited-style-name="Visited_20_Internet_20_Link">://</text:a><text:a xlink:type="simple" xlink:href="http://alice4444dm.deviantart.com/art/Ruler-of-Solar-Empire-481896261?q=favby%3ACahandariella%2F61164104&amp;qo=105" text:style-name="Internet_20_link" text:visited-style-name="Visited_20_Internet_20_Link">alice</text:a><text:a xlink:type="simple" xlink:href="http://alice4444dm.deviantart.com/art/Ruler-of-Solar-Empire-481896261?q=favby%3ACahandariella%2F61164104&amp;qo=105" text:style-name="Internet_20_link" text:visited-style-name="Visited_20_Internet_20_Link">4444</text:a><text:a xlink:type="simple" xlink:href="http://alice4444dm.deviantart.com/art/Ruler-of-Solar-Empire-481896261?q=favby%3ACahandariella%2F61164104&amp;qo=105" text:style-name="Internet_20_link" text:visited-style-name="Visited_20_Internet_20_Link">dm</text:a><text:a xlink:type="simple" xlink:href="http://alice4444dm.deviantart.com/art/Ruler-of-Solar-Empire-481896261?q=favby%3ACahandariella%2F61164104&amp;qo=105" text:style-name="Internet_20_link" text:visited-style-name="Visited_20_Internet_20_Link">.</text:a><text:a xlink:type="simple" xlink:href="http://alice4444dm.deviantart.com/art/Ruler-of-Solar-Empire-481896261?q=favby%3ACahandariella%2F61164104&amp;qo=105" text:style-name="Internet_20_link" text:visited-style-name="Visited_20_Internet_20_Link">deviantart</text:a><text:a xlink:type="simple" xlink:href="http://alice4444dm.deviantart.com/art/Ruler-of-Solar-Empire-481896261?q=favby%3ACahandariella%2F61164104&amp;qo=105" text:style-name="Internet_20_link" text:visited-style-name="Visited_20_Internet_20_Link">.</text:a><text:a xlink:type="simple" xlink:href="http://alice4444dm.deviantart.com/art/Ruler-of-Solar-Empire-481896261?q=favby%3ACahandariella%2F61164104&amp;qo=105" text:style-name="Internet_20_link" text:visited-style-name="Visited_20_Internet_20_Link">com</text:a><text:a xlink:type="simple" xlink:href="http://alice4444dm.deviantart.com/art/Ruler-of-Solar-Empire-481896261?q=favby%3ACahandariella%2F61164104&amp;qo=105" text:style-name="Internet_20_link" text:visited-style-name="Visited_20_Internet_20_Link">/</text:a><text:a xlink:type="simple" xlink:href="http://alice4444dm.deviantart.com/art/Ruler-of-Solar-Empire-481896261?q=favby%3ACahandariella%2F61164104&amp;qo=105" text:style-name="Internet_20_link" text:visited-style-name="Visited_20_Internet_20_Link">art</text:a><text:a xlink:type="simple" xlink:href="http://alice4444dm.deviantart.com/art/Ruler-of-Solar-Empire-481896261?q=favby%3ACahandariella%2F61164104&amp;qo=105" text:style-name="Internet_20_link" text:visited-style-name="Visited_20_Internet_20_Link">/</text:a><text:a xlink:type="simple" xlink:href="http://alice4444dm.deviantart.com/art/Ruler-of-Solar-Empire-481896261?q=favby%3ACahandariella%2F61164104&amp;qo=105" text:style-name="Internet_20_link" text:visited-style-name="Visited_20_Internet_20_Link">Ruler</text:a><text:a xlink:type="simple" xlink:href="http://alice4444dm.deviantart.com/art/Ruler-of-Solar-Empire-481896261?q=favby%3ACahandariella%2F61164104&amp;qo=105" text:style-name="Internet_20_link" text:visited-style-name="Visited_20_Internet_20_Link">-</text:a><text:a xlink:type="simple" xlink:href="http://alice4444dm.deviantart.com/art/Ruler-of-Solar-Empire-481896261?q=favby%3ACahandariella%2F61164104&amp;qo=105" text:style-name="Internet_20_link" text:visited-style-name="Visited_20_Internet_20_Link">of</text:a><text:a xlink:type="simple" xlink:href="http://alice4444dm.deviantart.com/art/Ruler-of-Solar-Empire-481896261?q=favby%3ACahandariella%2F61164104&amp;qo=105" text:style-name="Internet_20_link" text:visited-style-name="Visited_20_Internet_20_Link">-</text:a><text:a xlink:type="simple" xlink:href="http://alice4444dm.deviantart.com/art/Ruler-of-Solar-Empire-481896261?q=favby%3ACahandariella%2F61164104&amp;qo=105" text:style-name="Internet_20_link" text:visited-style-name="Visited_20_Internet_20_Link">Solar</text:a><text:a xlink:type="simple" xlink:href="http://alice4444dm.deviantart.com/art/Ruler-of-Solar-Empire-481896261?q=favby%3ACahandariella%2F61164104&amp;qo=105" text:style-name="Internet_20_link" text:visited-style-name="Visited_20_Internet_20_Link">-</text:a><text:a xlink:type="simple" xlink:href="http://alice4444dm.deviantart.com/art/Ruler-of-Solar-Empire-481896261?q=favby%3ACahandariella%2F61164104&amp;qo=105" text:style-name="Internet_20_link" text:visited-style-name="Visited_20_Internet_20_Link">Empire</text:a><text:a xlink:type="simple" xlink:href="http://alice4444dm.deviantart.com/art/Ruler-of-Solar-Empire-481896261?q=favby%3ACahandariella%2F61164104&amp;qo=105" text:style-name="Internet_20_link" text:visited-style-name="Visited_20_Internet_20_Link">-481896261?</text:a><text:a xlink:type="simple" xlink:href="http://alice4444dm.deviantart.com/art/Ruler-of-Solar-Empire-481896261?q=favby%3ACahandariella%2F61164104&amp;qo=105" text:style-name="Internet_20_link" text:visited-style-name="Visited_20_Internet_20_Link">q</text:a><text:a xlink:type="simple" xlink:href="http://alice4444dm.deviantart.com/art/Ruler-of-Solar-Empire-481896261?q=favby%3ACahandariella%2F61164104&amp;qo=105" text:style-name="Internet_20_link" text:visited-style-name="Visited_20_Internet_20_Link">=</text:a><text:a xlink:type="simple" xlink:href="http://alice4444dm.deviantart.com/art/Ruler-of-Solar-Empire-481896261?q=favby%3ACahandariella%2F61164104&amp;qo=105" text:style-name="Internet_20_link" text:visited-style-name="Visited_20_Internet_20_Link">favby</text:a><text:a xlink:type="simple" xlink:href="http://alice4444dm.deviantart.com/art/Ruler-of-Solar-Empire-481896261?q=favby%3ACahandariella%2F61164104&amp;qo=105" text:style-name="Internet_20_link" text:visited-style-name="Visited_20_Internet_20_Link">%3</text:a><text:a xlink:type="simple" xlink:href="http://alice4444dm.deviantart.com/art/Ruler-of-Solar-Empire-481896261?q=favby%3ACahandariella%2F61164104&amp;qo=105" text:style-name="Internet_20_link" text:visited-style-name="Visited_20_Internet_20_Link">ACahandariella</text:a><text:a xlink:type="simple" xlink:href="http://alice4444dm.deviantart.com/art/Ruler-of-Solar-Empire-481896261?q=favby%3ACahandariella%2F61164104&amp;qo=105" text:style-name="Internet_20_link" text:visited-style-name="Visited_20_Internet_20_Link">%2</text:a><text:a xlink:type="simple" xlink:href="http://alice4444dm.deviantart.com/art/Ruler-of-Solar-Empire-481896261?q=favby%3ACahandariella%2F61164104&amp;qo=105" text:style-name="Internet_20_link" text:visited-style-name="Visited_20_Internet_20_Link">F</text:a><text:a xlink:type="simple" xlink:href="http://alice4444dm.deviantart.com/art/Ruler-of-Solar-Empire-481896261?q=favby%3ACahandariella%2F61164104&amp;qo=105" text:style-name="Internet_20_link" text:visited-style-name="Visited_20_Internet_20_Link">61164104&amp;</text:a><text:a xlink:type="simple" xlink:href="http://alice4444dm.deviantart.com/art/Ruler-of-Solar-Empire-481896261?q=favby%3ACahandariella%2F61164104&amp;qo=105" text:style-name="Internet_20_link" text:visited-style-name="Visited_20_Internet_20_Link">qo</text:a><text:a xlink:type="simple" xlink:href="http://alice4444dm.deviantart.com/art/Ruler-of-Solar-Empire-481896261?q=favby%3ACahandariella%2F61164104&amp;qo=105" text:style-name="Internet_20_link" text:visited-style-name="Visited_20_Internet_20_Link">=105</text:a></text:p>
      <text:p text:style-name="P2"><text:a xlink:type="simple" xlink:href="http://alice4444dm.deviantart.com/art/For-New-Lunar-Republic-481897052?q=favby%3ACahandariella%2F61164104&amp;qo=104" text:style-name="Internet_20_link" text:visited-style-name="Visited_20_Internet_20_Link">http</text:a><text:a xlink:type="simple" xlink:href="http://alice4444dm.deviantart.com/art/For-New-Lunar-Republic-481897052?q=favby%3ACahandariella%2F61164104&amp;qo=104" text:style-name="Internet_20_link" text:visited-style-name="Visited_20_Internet_20_Link">://</text:a><text:a xlink:type="simple" xlink:href="http://alice4444dm.deviantart.com/art/For-New-Lunar-Republic-481897052?q=favby%3ACahandariella%2F61164104&amp;qo=104" text:style-name="Internet_20_link" text:visited-style-name="Visited_20_Internet_20_Link">alice</text:a><text:a xlink:type="simple" xlink:href="http://alice4444dm.deviantart.com/art/For-New-Lunar-Republic-481897052?q=favby%3ACahandariella%2F61164104&amp;qo=104" text:style-name="Internet_20_link" text:visited-style-name="Visited_20_Internet_20_Link">4444</text:a><text:a xlink:type="simple" xlink:href="http://alice4444dm.deviantart.com/art/For-New-Lunar-Republic-481897052?q=favby%3ACahandariella%2F61164104&amp;qo=104" text:style-name="Internet_20_link" text:visited-style-name="Visited_20_Internet_20_Link">dm</text:a><text:a xlink:type="simple" xlink:href="http://alice4444dm.deviantart.com/art/For-New-Lunar-Republic-481897052?q=favby%3ACahandariella%2F61164104&amp;qo=104" text:style-name="Internet_20_link" text:visited-style-name="Visited_20_Internet_20_Link">.</text:a><text:a xlink:type="simple" xlink:href="http://alice4444dm.deviantart.com/art/For-New-Lunar-Republic-481897052?q=favby%3ACahandariella%2F61164104&amp;qo=104" text:style-name="Internet_20_link" text:visited-style-name="Visited_20_Internet_20_Link">deviantart</text:a><text:a xlink:type="simple" xlink:href="http://alice4444dm.deviantart.com/art/For-New-Lunar-Republic-481897052?q=favby%3ACahandariella%2F61164104&amp;qo=104" text:style-name="Internet_20_link" text:visited-style-name="Visited_20_Internet_20_Link">.</text:a><text:a xlink:type="simple" xlink:href="http://alice4444dm.deviantart.com/art/For-New-Lunar-Republic-481897052?q=favby%3ACahandariella%2F61164104&amp;qo=104" text:style-name="Internet_20_link" text:visited-style-name="Visited_20_Internet_20_Link">com</text:a><text:a xlink:type="simple" xlink:href="http://alice4444dm.deviantart.com/art/For-New-Lunar-Republic-481897052?q=favby%3ACahandariella%2F61164104&amp;qo=104" text:style-name="Internet_20_link" text:visited-style-name="Visited_20_Internet_20_Link">/</text:a><text:a xlink:type="simple" xlink:href="http://alice4444dm.deviantart.com/art/For-New-Lunar-Republic-481897052?q=favby%3ACahandariella%2F61164104&amp;qo=104" text:style-name="Internet_20_link" text:visited-style-name="Visited_20_Internet_20_Link">art</text:a><text:a xlink:type="simple" xlink:href="http://alice4444dm.deviantart.com/art/For-New-Lunar-Republic-481897052?q=favby%3ACahandariella%2F61164104&amp;qo=104" text:style-name="Internet_20_link" text:visited-style-name="Visited_20_Internet_20_Link">/</text:a><text:a xlink:type="simple" xlink:href="http://alice4444dm.deviantart.com/art/For-New-Lunar-Republic-481897052?q=favby%3ACahandariella%2F61164104&amp;qo=104" text:style-name="Internet_20_link" text:visited-style-name="Visited_20_Internet_20_Link">For</text:a><text:a xlink:type="simple" xlink:href="http://alice4444dm.deviantart.com/art/For-New-Lunar-Republic-481897052?q=favby%3ACahandariella%2F61164104&amp;qo=104" text:style-name="Internet_20_link" text:visited-style-name="Visited_20_Internet_20_Link">-</text:a><text:a xlink:type="simple" xlink:href="http://alice4444dm.deviantart.com/art/For-New-Lunar-Republic-481897052?q=favby%3ACahandariella%2F61164104&amp;qo=104" text:style-name="Internet_20_link" text:visited-style-name="Visited_20_Internet_20_Link">New</text:a><text:a xlink:type="simple" xlink:href="http://alice4444dm.deviantart.com/art/For-New-Lunar-Republic-481897052?q=favby%3ACahandariella%2F61164104&amp;qo=104" text:style-name="Internet_20_link" text:visited-style-name="Visited_20_Internet_20_Link">-</text:a><text:a xlink:type="simple" xlink:href="http://alice4444dm.deviantart.com/art/For-New-Lunar-Republic-481897052?q=favby%3ACahandariella%2F61164104&amp;qo=104" text:style-name="Internet_20_link" text:visited-style-name="Visited_20_Internet_20_Link">Lunar</text:a><text:a xlink:type="simple" xlink:href="http://alice4444dm.deviantart.com/art/For-New-Lunar-Republic-481897052?q=favby%3ACahandariella%2F61164104&amp;qo=104" text:style-name="Internet_20_link" text:visited-style-name="Visited_20_Internet_20_Link">-</text:a><text:a xlink:type="simple" xlink:href="http://alice4444dm.deviantart.com/art/For-New-Lunar-Republic-481897052?q=favby%3ACahandariella%2F61164104&amp;qo=104" text:style-name="Internet_20_link" text:visited-style-name="Visited_20_Internet_20_Link">Republic</text:a><text:a xlink:type="simple" xlink:href="http://alice4444dm.deviantart.com/art/For-New-Lunar-Republic-481897052?q=favby%3ACahandariella%2F61164104&amp;qo=104" text:style-name="Internet_20_link" text:visited-style-name="Visited_20_Internet_20_Link">-481897052?</text:a><text:a xlink:type="simple" xlink:href="http://alice4444dm.deviantart.com/art/For-New-Lunar-Republic-481897052?q=favby%3ACahandariella%2F61164104&amp;qo=104" text:style-name="Internet_20_link" text:visited-style-name="Visited_20_Internet_20_Link">q</text:a><text:a xlink:type="simple" xlink:href="http://alice4444dm.deviantart.com/art/For-New-Lunar-Republic-481897052?q=favby%3ACahandariella%2F61164104&amp;qo=104" text:style-name="Internet_20_link" text:visited-style-name="Visited_20_Internet_20_Link">=</text:a><text:a xlink:type="simple" xlink:href="http://alice4444dm.deviantart.com/art/For-New-Lunar-Republic-481897052?q=favby%3ACahandariella%2F61164104&amp;qo=104" text:style-name="Internet_20_link" text:visited-style-name="Visited_20_Internet_20_Link">favby</text:a><text:a xlink:type="simple" xlink:href="http://alice4444dm.deviantart.com/art/For-New-Lunar-Republic-481897052?q=favby%3ACahandariella%2F61164104&amp;qo=104" text:style-name="Internet_20_link" text:visited-style-name="Visited_20_Internet_20_Link">%3</text:a><text:a xlink:type="simple" xlink:href="http://alice4444dm.deviantart.com/art/For-New-Lunar-Republic-481897052?q=favby%3ACahandariella%2F61164104&amp;qo=104" text:style-name="Internet_20_link" text:visited-style-name="Visited_20_Internet_20_Link">ACahandariella</text:a><text:a xlink:type="simple" xlink:href="http://alice4444dm.deviantart.com/art/For-New-Lunar-Republic-481897052?q=favby%3ACahandariella%2F61164104&amp;qo=104" text:style-name="Internet_20_link" text:visited-style-name="Visited_20_Internet_20_Link">%2</text:a><text:a xlink:type="simple" xlink:href="http://alice4444dm.deviantart.com/art/For-New-Lunar-Republic-481897052?q=favby%3ACahandariella%2F61164104&amp;qo=104" text:style-name="Internet_20_link" text:visited-style-name="Visited_20_Internet_20_Link">F</text:a><text:a xlink:type="simple" xlink:href="http://alice4444dm.deviantart.com/art/For-New-Lunar-Republic-481897052?q=favby%3ACahandariella%2F61164104&amp;qo=104" text:style-name="Internet_20_link" text:visited-style-name="Visited_20_Internet_20_Link">61164104&amp;</text:a><text:a xlink:type="simple" xlink:href="http://alice4444dm.deviantart.com/art/For-New-Lunar-Republic-481897052?q=favby%3ACahandariella%2F61164104&amp;qo=104" text:style-name="Internet_20_link" text:visited-style-name="Visited_20_Internet_20_Link">qo</text:a><text:a xlink:type="simple" xlink:href="http://alice4444dm.deviantart.com/art/For-New-Lunar-Republic-481897052?q=favby%3ACahandariella%2F61164104&amp;qo=104" text:style-name="Internet_20_link" text:visited-style-name="Visited_20_Internet_20_Link">=104</text:a></text:p>
      <text:p text:style-name="P2">http://cahandariella.deviantart.com/art/No-Title-287188965</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3-04T20:59:38.149000000</dc:date>
    <meta:editing-duration>PT1H59M36S</meta:editing-duration>
    <meta:document-statistic meta:table-count="0" meta:image-count="0" meta:object-count="0" meta:page-count="5" meta:paragraph-count="46" meta:word-count="1451" meta:character-count="9860" meta:non-whitespace-character-count="8446"/>
  </office:meta>
</office:document-meta>
</file>